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aloguing</text:p>
          </table:table-cell>
          <table:table-cell office:value-type="string" calcext:value-type="string">
            <text:p>為圖書館資料（如書籍、期刊、數位資源）建立有條理且標準化的記錄的過程，包括標題、作者、主題等重要資訊，以便有效檢索和管理。</text:p>
          </table:table-cell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包括借閱和追蹤資料在讀者間的移動。這包括借出、歸還、續借、管理到期日和罰款等讀者服務。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是圖書館收集、整理和提供的主要標的。其用處是協助讀者做出決策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體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1T02:21:10.090831997</dc:date>
    <meta:editing-duration>PT2M45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